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8mm"/>
    </style:style>
    <style:style style:name="co2" style:family="table-column">
      <style:table-column-properties fo:break-before="auto" style:column-width="5.29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5.56mm"/>
    </style:style>
    <style:style style:name="co5" style:family="table-column">
      <style:table-column-properties fo:break-before="auto" style:column-width="51.86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51.06mm"/>
    </style:style>
    <style:style style:name="co9" style:family="table-column">
      <style:table-column-properties fo:break-before="auto" style:column-width="5.03mm"/>
    </style:style>
    <style:style style:name="co10" style:family="table-column">
      <style:table-column-properties fo:break-before="auto" style:column-width="45.24mm"/>
    </style:style>
    <style:style style:name="co11" style:family="table-column">
      <style:table-column-properties fo:break-before="auto" style:column-width="23.28mm"/>
    </style:style>
    <style:style style:name="co12" style:family="table-column">
      <style:table-column-properties fo:break-before="auto" style:column-width="3.44mm"/>
    </style:style>
    <style:style style:name="co13" style:family="table-column">
      <style:table-column-properties fo:break-before="auto" style:column-width="30.16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46.33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39.42mm"/>
    </style:style>
    <style:style style:name="co18" style:family="table-column">
      <style:table-column-properties fo:break-before="auto" style:column-width="62.44mm"/>
    </style:style>
    <style:style style:name="co19" style:family="table-column">
      <style:table-column-properties fo:break-before="auto" style:column-width="66.15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2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ackground-color="transparent"/>
      <style:text-properties style:font-name="Arial1" fo:font-weight="bold" style:font-name-asian="Arial" style:font-weight-asian="bold" style:font-name-complex="Arial" style:font-weight-complex="bold"/>
    </style:style>
    <style:style style:name="ce4" style:family="table-cell" style:parent-style-name="Default" style:data-style-name="N0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name-asian="Arial" style:font-weight-asian="bold" style:font-name-complex="Arial" style:font-weight-complex="bold"/>
    </style:style>
    <style:style style:name="ce5" style:family="table-cell" style:parent-style-name="Default" style:data-style-name="N0">
      <style:table-cell-properties fo:border-bottom="none" fo:background-color="#cccccc" fo:wrap-option="wrap" fo:border-left="0.06pt solid #000000" fo:border-right="0.06pt solid #000000" fo:border-top="none" style:vertical-align="automatic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border-bottom="none" fo:background-color="#cccccc" fo:border-left="0.06pt solid #000000" fo:border-right="0.06pt solid #000000" fo:border-top="none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bottom="none" fo:background-color="#cccccc" fo:wrap-option="wrap" fo:border-left="0.06pt solid #000000" fo:border-right="0.06pt solid #000000" fo:border-top="non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fo:border-bottom="0.06pt solid #000000" fo:background-color="#cccccc" fo:wrap-option="wrap" fo:border-left="0.06pt solid #000000" fo:border-right="0.06pt solid #000000" fo:border-top="non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border-bottom="0.06pt solid #000000" fo:background-color="#cccccc" fo:border-left="0.06pt solid #000000" fo:border-right="0.06pt solid #000000" fo:border-top="none"/>
      <style:text-properties style:font-name="Arial" style:font-name-asian="Arial" style:font-name-complex="Arial"/>
    </style:style>
    <style:style style:name="ce10" style:family="table-cell" style:parent-style-name="Default" style:data-style-name="N0">
      <style:text-properties style:font-name="Arial1" style:font-name-asian="Arial" style:font-name-complex="Arial"/>
    </style:style>
    <style:style style:name="ce11" style:family="table-cell" style:parent-style-name="Default" style:data-style-name="N0">
      <style:text-properties style:font-name="Arial1" fo:font-weight="bold" style:font-name-asian="Arial" style:font-weight-asian="bold" style:font-name-complex="Arial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none" fo:background-color="#cccccc" fo:border-left="0.06pt solid #000000" fo:border-right="0.06pt solid #000000" fo:border-top="none"/>
      <style:text-properties style:font-name="Arial" fo:font-weight="normal" style:font-name-asian="Arial" style:font-weight-asian="normal" style:font-name-complex="Arial" style:font-weight-complex="normal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  <style:text-properties style:text-underline-style="none"/>
    </style:style>
    <style:style style:name="ce19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Tab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number-columns-repeated="2"/>
          <table:table-cell table:style-name="ce3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tb_medico</text:p>
          </table:table-cell>
          <table:table-cell table:style-name="ce3"/>
          <table:table-cell/>
          <table:table-cell table:style-name="ce4" office:value-type="string" calcext:value-type="string">
            <text:p>tb_encargado</text:p>
          </table:table-cell>
          <table:table-cell table:number-columns-repeated="2"/>
          <table:table-cell table:style-name="ce4" office:value-type="string" calcext:value-type="string">
            <text:p>tb_productoveterinario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edicoid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cargadoi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roductoveterinarioid</text:p>
          </table:table-cell>
          <table:table-cell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mediconumeroidentificacion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ncargadonombrecomplet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productoveterinarionombre</text:p>
          </table:table-cell>
          <table:table-cell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ediconombre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encargadotelefono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productoveterinarioprincipioactivo</text:p>
          </table:table-cell>
          <table:table-cell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edicocorreo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cargadodireccio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productoveterinarioestado</text:p>
          </table:table-cell>
          <table:table-cell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medicoespecialidad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encargadoestado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medicolicencia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medicofechavigencialicencia</text:p>
          </table:table-cell>
          <table:table-cell table:style-name="ce3"/>
          <table:table-cell/>
          <table:table-cell table:style-name="ce4" office:value-type="string" calcext:value-type="string">
            <text:p>tb_animal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medicoestado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imalid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/>
          <table:table-cell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nimalnombre</text:p>
          </table:table-cell>
          <table:table-cell/>
          <table:table-cell table:style-name="ce2"/>
          <table:table-cell table:number-columns-repeated="1016"/>
        </table:table-row>
        <table:table-row table:style-name="ro3">
          <table:table-cell table:number-columns-repeated="2"/>
          <table:table-cell table:style-name="ce4" office:value-type="string" calcext:value-type="string">
            <text:p>tb_especie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imalsennas</text:p>
          </table:table-cell>
          <table:table-cell/>
          <table:table-cell table:style-name="ce2"/>
          <table:table-cell table:number-columns-repeated="1016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ecieid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imalpeso</text:p>
          </table:table-cell>
          <table:table-cell/>
          <table:table-cell table:style-name="ce2"/>
          <table:table-cell table:number-columns-repeated="1016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specienombre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imalmedidapeso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especieestado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nimalestado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/>
          <table:table-cell/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imalespecierazaid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3">
          <table:table-cell table:number-columns-repeated="2"/>
          <table:table-cell table:style-name="ce4" office:value-type="string" calcext:value-type="string">
            <text:p>tb_raza</text:p>
          </table:table-cell>
          <table:table-cell table:style-name="ce3"/>
          <table:table-cell table:style-name="ce2"/>
          <table:table-cell table:number-columns-repeated="4"/>
          <table:table-cell table:style-name="ce14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zaid</text:p>
          </table:table-cell>
          <table:table-cell table:style-name="ce3"/>
          <table:table-cell/>
          <table:table-cell table:style-name="ce4" office:value-type="string" calcext:value-type="string">
            <text:p>tb_enfermedadescomunes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azanombre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fermedadescomunesid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azaestado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nfermedadescomunesnombre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azaespecieid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enfermedadescomunesdescripcion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razaespecienombre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fermedadescomunessintomas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enfermedadescomunesestado</text:p>
          </table:table-cell>
          <table:table-cell/>
          <table:table-cell table:style-name="ce2"/>
          <table:table-cell table:number-columns-repeated="1016"/>
        </table:table-row>
        <table:table-row table:style-name="ro3">
          <table:table-cell/>
          <table:table-cell table:style-name="ce2"/>
          <table:table-cell/>
          <table:table-cell table:style-name="ce3"/>
          <table:table-cell table:style-name="ce11"/>
          <table:table-cell table:number-columns-repeated="2"/>
          <table:table-cell table:style-name="ce2"/>
          <table:table-cell table:number-columns-repeated="1016"/>
        </table:table-row>
        <table:table-row table:style-name="ro3">
          <table:table-cell/>
          <table:table-cell table:style-name="ce2"/>
          <table:table-cell/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1016"/>
        </table:table-row>
        <table:table-row table:style-name="ro3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3">
          <table:table-cell/>
          <table:table-cell table:style-name="ce2"/>
          <table:table-cell/>
          <table:table-cell table:style-name="ce3"/>
          <table:table-cell table:style-name="ce10" table:number-columns-repeated="3"/>
          <table:table-cell table:number-columns-repeated="1017"/>
        </table:table-row>
        <table:table-row table:style-name="ro3">
          <table:table-cell/>
          <table:table-cell table:style-name="ce2"/>
          <table:table-cell table:style-name="ce10"/>
          <table:table-cell table:style-name="ce3"/>
          <table:table-cell table:style-name="ce10" table:number-columns-repeated="3"/>
          <table:table-cell table:number-columns-repeated="1017"/>
        </table:table-row>
        <table:table-row table:style-name="ro3">
          <table:table-cell/>
          <table:table-cell table:style-name="ce2"/>
          <table:table-cell table:style-name="ce10"/>
          <table:table-cell table:style-name="ce3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"/>
          <table:table-cell table:style-name="ce10"/>
          <table:table-cell table:style-name="ce3"/>
          <table:table-cell table:style-name="ce10" table:number-columns-repeated="3"/>
          <table:table-cell table:number-columns-repeated="1017"/>
        </table:table-row>
        <table:table-row table:style-name="ro3">
          <table:table-cell/>
          <table:table-cell table:style-name="ce2"/>
          <table:table-cell table:style-name="ce10"/>
          <table:table-cell table:style-name="ce3"/>
          <table:table-cell table:number-columns-repeated="1020"/>
        </table:table-row>
        <table:table-row table:style-name="ro3" table:number-rows-repeated="2">
          <table:table-cell/>
          <table:table-cell table:style-name="ce2"/>
          <table:table-cell/>
          <table:table-cell table:style-name="ce3"/>
          <table:table-cell table:number-columns-repeated="1020"/>
        </table:table-row>
        <table:table-row table:style-name="ro3">
          <table:table-cell/>
          <table:table-cell table:style-name="ce2"/>
          <table:table-cell table:style-name="ce10"/>
          <table:table-cell table:style-name="ce3"/>
          <table:table-cell table:number-columns-repeated="1020"/>
        </table:table-row>
        <table:table-row table:style-name="ro3" table:number-rows-repeated="38">
          <table:table-cell table:number-columns-repeated="3"/>
          <table:table-cell table:style-name="ce3"/>
          <table:table-cell table:number-columns-repeated="1020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imal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RUD Animal</text:p>
          </table:table-cell>
          <table:table-cell table:style-name="ce17" office:value-type="string" calcext:value-type="string">
            <text:p>Catalogo Nuevo Animal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style-name="ce16" table:formula="of:=[Tablas.F9]" office:value-type="string" office:string-value="tb_animal" calcext:value-type="string">
            <text:p>tb_animal</text:p>
          </table:table-cell>
          <table:table-cell office:value-type="string" calcext:value-type="string">
            <text:p>update</text:p>
          </table:table-cell>
          <table:table-cell table:style-name="ce16" table:formula="of:=CONCATENATE([Tablas.F11];&quot;, &quot;;[Tablas.F12];&quot;, &quot;;[Tablas.F13];&quot;, &quot;;[Tablas.F14];&quot;, &quot;;[Tablas.F16];)" office:value-type="string" office:string-value="animalnombre, animalsennas, animalpeso, animalmedidapeso, animalespecierazaid" calcext:value-type="string">
            <text:p>animalnombre, animalsennas, animalpeso, animalmedidapeso, animalespecierazaid</text:p>
          </table:table-cell>
          <table:table-cell/>
          <table:table-cell table:style-name="ce18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style-name="ce16" table:formula="of:=[Tablas.F9]" office:value-type="string" office:string-value="tb_animal" calcext:value-type="string">
            <text:p>tb_animal</text:p>
          </table:table-cell>
          <table:table-cell office:value-type="string" calcext:value-type="string">
            <text:p>insert</text:p>
          </table:table-cell>
          <table:table-cell table:style-name="ce16" table:formula="of:=CONCATENATE([Tablas.F11];&quot;, &quot;;[Tablas.F12];&quot;, &quot;;[Tablas.F13];&quot;, &quot;;[Tablas.F14];&quot;, &quot;;[Tablas.F15];&quot;, &quot;;[Tablas.F16];)" office:value-type="string" office:string-value="animalnombre, animalsennas, animalpeso, animalmedidapeso, animalestado, animalespecierazaid" calcext:value-type="string">
            <text:p>animalnombre, animalsennas, animalpeso, animalmedidapeso, animalestado, animalespecierazaid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formula="of:=[Tablas.F9]" office:value-type="string" office:string-value="tb_animal" calcext:value-type="string">
            <text:p>tb_animal</text:p>
          </table:table-cell>
          <table:table-cell office:value-type="string" calcext:value-type="string">
            <text:p>delete</text:p>
          </table:table-cell>
          <table:table-cell table:style-name="ce16" table:formula="of:=[Tablas.F15]" office:value-type="string" office:string-value="animalestado" calcext:value-type="string">
            <text:p>animalestado</text:p>
          </table:table-cell>
          <table:table-cell office:value-type="string" calcext:value-type="string">
            <text:p>B</text:p>
          </table:table-cell>
          <table:table-cell table:style-name="ce18" office:value-type="string" calcext:value-type="string">
            <text:p>Cambia el estado</text:p>
          </table:table-cell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za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RUD Raza</text:p>
          </table:table-cell>
          <table:table-cell table:style-name="ce17" office:value-type="string" calcext:value-type="string">
            <text:p>Catalogo Nueva Raz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formula="of:=[Tablas.C17]" office:value-type="string" office:string-value="tb_raza" calcext:value-type="string">
            <text:p>tb_raza</text:p>
          </table:table-cell>
          <table:table-cell office:value-type="string" calcext:value-type="string">
            <text:p>update</text:p>
          </table:table-cell>
          <table:table-cell table:formula="of:=[Tablas.C19]" office:value-type="string" office:string-value="razanombre" calcext:value-type="string">
            <text:p>razanombre</text:p>
          </table:table-cell>
          <table:table-cell/>
          <table:table-cell table:style-name="ce19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formula="of:=[Tablas.C17]" office:value-type="string" office:string-value="tb_raza" calcext:value-type="string">
            <text:p>tb_raza</text:p>
          </table:table-cell>
          <table:table-cell office:value-type="string" calcext:value-type="string">
            <text:p>insert</text:p>
          </table:table-cell>
          <table:table-cell table:formula="of:=CONCATENATE([Tablas.C19];&quot;, &quot;;[Tablas.C20])" office:value-type="string" office:string-value="razanombre, razaestado" calcext:value-type="string">
            <text:p>razanombre, razaestado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formula="of:=[Tablas.C17]" office:value-type="string" office:string-value="tb_raza" calcext:value-type="string">
            <text:p>tb_raza</text:p>
          </table:table-cell>
          <table:table-cell office:value-type="string" calcext:value-type="string">
            <text:p>delete</text:p>
          </table:table-cell>
          <table:table-cell table:formula="of:=[Tablas.C20]" office:value-type="string" office:string-value="razaestado" calcext:value-type="string">
            <text:p>razaestado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Cambia el estad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argad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RUD Encargado</text:p>
          </table:table-cell>
          <table:table-cell table:style-name="ce17" office:value-type="string" calcext:value-type="string">
            <text:p>Catalogo Nuevo Encargado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formula="of:=[Tablas.F2]" office:value-type="string" office:string-value="tb_encargado" calcext:value-type="string">
            <text:p>tb_encargado</text:p>
          </table:table-cell>
          <table:table-cell office:value-type="string" calcext:value-type="string">
            <text:p>update</text:p>
          </table:table-cell>
          <table:table-cell table:formula="of:=CONCATENATE([Tablas.F4];&quot;, &quot;;[Tablas.F5];&quot;, &quot;;[Tablas.F6];&quot;, &quot;;[Tablas.F7])" office:value-type="string" office:string-value="encargadonombrecompleto, encargadotelefono, encargadodireccion, encargadoestado" calcext:value-type="string">
            <text:p>encargadonombrecompleto, encargadotelefono, encargadodireccion, encargadoestado</text:p>
          </table:table-cell>
          <table:table-cell/>
          <table:table-cell table:style-name="ce19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formula="of:=[Tablas.F2]" office:value-type="string" office:string-value="tb_encargado" calcext:value-type="string">
            <text:p>tb_encargado</text:p>
          </table:table-cell>
          <table:table-cell office:value-type="string" calcext:value-type="string">
            <text:p>insert</text:p>
          </table:table-cell>
          <table:table-cell table:formula="of:=CONCATENATE([Tablas.F4];&quot;, &quot;;[Tablas.F5];&quot;, &quot;;[Tablas.F6])" office:value-type="string" office:string-value="encargadonombrecompleto, encargadotelefono, encargadodireccion" calcext:value-type="string">
            <text:p>encargadonombrecompleto, encargadotelefono, encargadodireccion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formula="of:=[Tablas.F2]" office:value-type="string" office:string-value="tb_encargado" calcext:value-type="string">
            <text:p>tb_encargado</text:p>
          </table:table-cell>
          <table:table-cell office:value-type="string" calcext:value-type="string">
            <text:p>delete</text:p>
          </table:table-cell>
          <table:table-cell table:formula="of:=[Tablas.F7]" office:value-type="string" office:string-value="encargadoestado" calcext:value-type="string">
            <text:p>encargadoestado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Cambia el estado</text:p>
          </table:table-cell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9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RUD Especie</text:p>
          </table:table-cell>
          <table:table-cell table:style-name="ce17" office:value-type="string" calcext:value-type="string">
            <text:p>Catalogo Nueva Especi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formula="of:=[Tablas.C12]" office:value-type="string" office:string-value="tb_especie" calcext:value-type="string">
            <text:p>tb_especie</text:p>
          </table:table-cell>
          <table:table-cell office:value-type="string" calcext:value-type="string">
            <text:p>update</text:p>
          </table:table-cell>
          <table:table-cell table:formula="of:=CONCATENATE([Tablas.C14])" office:value-type="string" office:string-value="especienombre" calcext:value-type="string">
            <text:p>especienombre</text:p>
          </table:table-cell>
          <table:table-cell/>
          <table:table-cell table:style-name="ce18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formula="of:=[Tablas.C12]" office:value-type="string" office:string-value="tb_especie" calcext:value-type="string">
            <text:p>tb_especie</text:p>
          </table:table-cell>
          <table:table-cell office:value-type="string" calcext:value-type="string">
            <text:p>insert</text:p>
          </table:table-cell>
          <table:table-cell table:formula="of:=CONCATENATE([Tablas.C14];&quot;, &quot;;[Tablas.C15])" office:value-type="string" office:string-value="especienombre, especieestado" calcext:value-type="string">
            <text:p>especienombre, especieestado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formula="of:=[Tablas.C12]" office:value-type="string" office:string-value="tb_especie" calcext:value-type="string">
            <text:p>tb_especie</text:p>
          </table:table-cell>
          <table:table-cell office:value-type="string" calcext:value-type="string">
            <text:p>delete</text:p>
          </table:table-cell>
          <table:table-cell table:formula="of:=[Tablas.C15]" office:value-type="string" office:string-value="especieestado" calcext:value-type="string">
            <text:p>especieestado</text:p>
          </table:table-cell>
          <table:table-cell office:value-type="string" calcext:value-type="string">
            <text:p>B</text:p>
          </table:table-cell>
          <table:table-cell table:style-name="ce18" office:value-type="string" calcext:value-type="string">
            <text:p>Cambia el estado</text:p>
          </table:table-cell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5"/>
          <table:table-cell table:style-name="ce14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dic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RUD Medico</text:p>
          </table:table-cell>
          <table:table-cell table:style-name="ce17" office:value-type="string" calcext:value-type="string">
            <text:p>Catalogo Nuevo Medico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formula="of:=[Tablas.C2]" office:value-type="string" office:string-value="tb_medico" calcext:value-type="string">
            <text:p>tb_medico</text:p>
          </table:table-cell>
          <table:table-cell office:value-type="string" calcext:value-type="string">
            <text:p>update</text:p>
          </table:table-cell>
          <table:table-cell table:formula="of:=CONCATENATE([Tablas.C4];&quot;, &quot;;[Tablas.C5];&quot;, &quot;;[Tablas.C6];&quot;, &quot;;[Tablas.C7];&quot;, &quot;;[Tablas.C8];&quot;, &quot;;[Tablas.C9])" office:value-type="string" office:string-value="mediconumeroidentificacion, mediconombre, medicocorreo, medicoespecialidad, medicolicencia, medicofechavigencialicencia" calcext:value-type="string">
            <text:p>mediconumeroidentificacion, mediconombre, medicocorreo, medicoespecialidad, medicolicencia, medicofechavigencialicencia</text:p>
          </table:table-cell>
          <table:table-cell/>
          <table:table-cell table:style-name="ce19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formula="of:=[Tablas.C2]" office:value-type="string" office:string-value="tb_medico" calcext:value-type="string">
            <text:p>tb_medico</text:p>
          </table:table-cell>
          <table:table-cell office:value-type="string" calcext:value-type="string">
            <text:p>insert</text:p>
          </table:table-cell>
          <table:table-cell table:formula="of:=CONCATENATE([Tablas.C4];&quot;, &quot;;[Tablas.C5];&quot;, &quot;;[Tablas.C6];&quot;, &quot;;[Tablas.C7];&quot;, &quot;;[Tablas.C8];&quot;, &quot;;[Tablas.C9];&quot;, &quot;;[Tablas.C10])" office:value-type="string" office:string-value="mediconumeroidentificacion, mediconombre, medicocorreo, medicoespecialidad, medicolicencia, medicofechavigencialicencia, medicoestado" calcext:value-type="string">
            <text:p>mediconumeroidentificacion, mediconombre, medicocorreo, medicoespecialidad, medicolicencia, medicofechavigencialicencia, medicoestado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formula="of:=[Tablas.C2]" office:value-type="string" office:string-value="tb_medico" calcext:value-type="string">
            <text:p>tb_medico</text:p>
          </table:table-cell>
          <table:table-cell office:value-type="string" calcext:value-type="string">
            <text:p>delete</text:p>
          </table:table-cell>
          <table:table-cell table:formula="of:=[Tablas.C10]" office:value-type="string" office:string-value="medicoestado" calcext:value-type="string">
            <text:p>medicoestado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Cambia el estado</text:p>
          </table:table-cell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fermadadescomune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RUD Enfermedades Comunes</text:p>
          </table:table-cell>
          <table:table-cell table:style-name="ce17" office:value-type="string" calcext:value-type="string">
            <text:p>Catalogo Nuevo Enfermedades Comun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formula="of:=[Tablas.F18]" office:value-type="string" office:string-value="tb_enfermedadescomunes" calcext:value-type="string">
            <text:p>tb_enfermedadescomunes</text:p>
          </table:table-cell>
          <table:table-cell office:value-type="string" calcext:value-type="string">
            <text:p>update</text:p>
          </table:table-cell>
          <table:table-cell table:style-name="ce16" table:formula="of:=CONCATENATE([Tablas.F20];&quot;, &quot;;[Tablas.F21];&quot;, &quot;;[Tablas.F22])" office:value-type="string" office:string-value="enfermedadescomunesnombre, enfermedadescomunesdescripcion, enfermedadescomunessintomas" calcext:value-type="string">
            <text:p>enfermedadescomunesnombre, enfermedadescomunesdescripcion, enfermedadescomunessintomas</text:p>
          </table:table-cell>
          <table:table-cell/>
          <table:table-cell table:style-name="ce19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style-name="ce16" table:formula="of:=[Tablas.F18]" office:value-type="string" office:string-value="tb_enfermedadescomunes" calcext:value-type="string">
            <text:p>tb_enfermedadescomunes</text:p>
          </table:table-cell>
          <table:table-cell office:value-type="string" calcext:value-type="string">
            <text:p>insert</text:p>
          </table:table-cell>
          <table:table-cell table:formula="of:=CONCATENATE([Tablas.F19];&quot;, &quot;;[Tablas.F20];&quot;, &quot;;[Tablas.F21];&quot;, &quot;;[Tablas.F22];&quot;, &quot;;[Tablas.F23])" office:value-type="string" office:string-value="enfermedadescomunesid, enfermedadescomunesnombre, enfermedadescomunesdescripcion, enfermedadescomunessintomas, enfermedadescomunesestado" calcext:value-type="string">
            <text:p>enfermedadescomunesid, enfermedadescomunesnombre, enfermedadescomunesdescripcion, enfermedadescomunessintomas, enfermedadescomunesestado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style-name="ce16" table:formula="of:=[Tablas.F18]" office:value-type="string" office:string-value="tb_enfermedadescomunes" calcext:value-type="string">
            <text:p>tb_enfermedadescomunes</text:p>
          </table:table-cell>
          <table:table-cell office:value-type="string" calcext:value-type="string">
            <text:p>delete</text:p>
          </table:table-cell>
          <table:table-cell table:style-name="ce16" table:formula="of:=[Tablas.F23]" office:value-type="string" office:string-value="enfermedadescomunesestado" calcext:value-type="string">
            <text:p>enfermedadescomunesestado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Cambia el estad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ductoveterinari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8" table:default-cell-style-name="ce1"/>
        <table:table-row table:style-name="ro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RUD Producto Veterinario</text:p>
          </table:table-cell>
          <table:table-cell table:style-name="ce17" office:value-type="string" calcext:value-type="string">
            <text:p>Catalogo Nuevo Producto Veterinario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tabla</text:p>
          </table:table-cell>
          <table:table-cell table:style-name="ce15" office:value-type="string" calcext:value-type="string">
            <text:p>sql</text:p>
          </table:table-cell>
          <table:table-cell table:style-name="ce15" office:value-type="string" calcext:value-type="string">
            <text:p>campo</text:p>
          </table:table-cell>
          <table:table-cell table:style-name="ce15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/>
          <table:table-cell table:formula="of:=[Tablas.I2]" office:value-type="string" office:string-value="tb_productoveterinario" calcext:value-type="string">
            <text:p>tb_productoveterinario</text:p>
          </table:table-cell>
          <table:table-cell office:value-type="string" calcext:value-type="string">
            <text:p>update</text:p>
          </table:table-cell>
          <table:table-cell table:style-name="ce16" table:formula="of:=CONCATENATE([Tablas.I4];&quot;, &quot;;[Tablas.I5])" office:value-type="string" office:string-value="productoveterinarionombre, productoveterinarioprincipioactivo" calcext:value-type="string">
            <text:p>productoveterinarionombre, productoveterinarioprincipioactivo</text:p>
          </table:table-cell>
          <table:table-cell/>
          <table:table-cell table:style-name="ce19" office:value-type="string" calcext:value-type="string">
            <text:p>Validar que este registrado</text:p>
          </table:table-cell>
          <table:table-cell table:number-columns-repeated="1018"/>
        </table:table-row>
        <table:table-row table:style-name="ro2">
          <table:table-cell/>
          <table:table-cell table:style-name="ce16" table:formula="of:=[Tablas.I2]" office:value-type="string" office:string-value="tb_productoveterinario" calcext:value-type="string">
            <text:p>tb_productoveterinario</text:p>
          </table:table-cell>
          <table:table-cell office:value-type="string" calcext:value-type="string">
            <text:p>insert</text:p>
          </table:table-cell>
          <table:table-cell table:formula="of:=CONCATENATE([Tablas.I3];&quot;, &quot;;[Tablas.I4];&quot;, &quot;;[Tablas.I5];&quot;, &quot;;[Tablas.I6])" office:value-type="string" office:string-value="productoveterinarioid, productoveterinarionombre, productoveterinarioprincipioactivo, productoveterinarioestado" calcext:value-type="string">
            <text:p>productoveterinarioid, productoveterinarionombre, productoveterinarioprincipioactivo, productoveterinarioestado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No acepte duplicados</text:p>
          </table:table-cell>
          <table:table-cell table:number-columns-repeated="1018"/>
        </table:table-row>
        <table:table-row table:style-name="ro2">
          <table:table-cell/>
          <table:table-cell table:style-name="ce16" table:formula="of:=[Tablas.I2]" office:value-type="string" office:string-value="tb_productoveterinario" calcext:value-type="string">
            <text:p>tb_productoveterinario</text:p>
          </table:table-cell>
          <table:table-cell office:value-type="string" calcext:value-type="string">
            <text:p>delete</text:p>
          </table:table-cell>
          <table:table-cell table:style-name="ce16" table:formula="of:=[Tablas.I6]" office:value-type="string" office:string-value="productoveterinarioestado" calcext:value-type="string">
            <text:p>productoveterinarioestado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Cambia el estado</text:p>
          </table:table-cell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00:12.4312574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30T09:18:06Z</meta:creation-date>
    <dc:date>2018-01-21T18:20:13.624771281</dc:date>
    <meta:editing-cycles>13</meta:editing-cycles>
    <meta:editing-duration>PT5H17M12S</meta:editing-duration>
    <meta:document-statistic meta:table-count="8" meta:cell-count="221" meta:object-count="0"/>
  </office:meta>
</office:document-meta>
</file>